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line-height="100%"/>
      <style:text-properties fo:language="en" fo:country="US"/>
    </style:style>
    <style:style style:name="P5" style:parent-style-name="Normal" style:family="paragraph">
      <style:paragraph-properties fo:line-height="100%"/>
      <style:text-properties fo:language="en" fo:country="US"/>
    </style:style>
    <style:style style:name="P6" style:parent-style-name="Normal" style:family="paragraph">
      <style:paragraph-properties fo:line-height="100%"/>
    </style:style>
    <style:style style:name="T7" style:parent-style-name="Policepardéfaut" style:family="text">
      <style:text-properties fo:language="en" fo:country="US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T19" style:parent-style-name="Policepardéfaut" style:family="text">
      <style:text-properties fo:language="en" fo:country="US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line-height="100%"/>
      <style:text-properties fo:language="en" fo:country="US"/>
    </style:style>
    <style:style style:name="P22" style:parent-style-name="Normal" style:family="paragraph">
      <style:paragraph-properties fo:line-height="100%"/>
      <style:text-properties fo:language="en" fo:country="US"/>
    </style:style>
    <style:style style:name="P23" style:parent-style-name="Normal" style:family="paragraph">
      <style:paragraph-properties fo:line-height="100%"/>
      <style:text-properties fo:language="en" fo:country="US"/>
    </style:style>
    <style:style style:name="P24" style:parent-style-name="Normal" style:family="paragraph">
      <style:paragraph-properties fo:line-height="100%"/>
      <style:text-properties fo:language="en" fo:country="US"/>
    </style:style>
    <style:style style:name="P25" style:parent-style-name="Normal" style:family="paragraph">
      <style:paragraph-properties fo:line-height="100%"/>
      <style:text-properties fo:language="en" fo:country="US"/>
    </style:style>
    <style:style style:name="P26" style:parent-style-name="Normal" style:family="paragraph">
      <style:paragraph-properties fo:line-height="100%"/>
      <style:text-properties fo:language="en" fo:country="US"/>
    </style:style>
    <style:style style:name="P27" style:parent-style-name="Normal" style:family="paragraph">
      <style:paragraph-properties fo:line-height="100%"/>
      <style:text-properties fo:language="en" fo:country="US"/>
    </style:style>
    <style:style style:name="P28" style:parent-style-name="Normal" style:family="paragraph">
      <style:paragraph-properties fo:line-height="100%"/>
      <style:text-properties fo:language="en" fo:country="US"/>
    </style:style>
    <style:style style:name="P29" style:parent-style-name="Normal" style:family="paragraph">
      <style:paragraph-properties fo:line-height="100%"/>
      <style:text-properties fo:language="en" fo:country="US"/>
    </style:style>
    <style:style style:name="P30" style:parent-style-name="Normal" style:family="paragraph">
      <style:paragraph-properties fo:line-height="100%"/>
    </style:style>
    <style:style style:name="T31" style:parent-style-name="Policepardéfaut" style:family="text">
      <style:text-properties fo:language="en" fo:country="US"/>
    </style:style>
    <style:style style:name="P32" style:parent-style-name="Normal" style:family="paragraph">
      <style:paragraph-properties fo:line-height="100%"/>
    </style:style>
    <style:style style:name="P33" style:parent-style-name="Normal" style:family="paragraph">
      <style:paragraph-properties fo:line-height="100%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family="paragraph">
      <style:paragraph-properties fo:line-height="100%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</style:style>
    <style:style style:name="P39" style:parent-style-name="Normal" style:family="paragraph">
      <style:paragraph-properties fo:line-height="100%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 fo:line-height="100%"/>
      <style:text-properties fo:language="en" fo:country="US"/>
    </style:style>
    <style:style style:name="P42" style:parent-style-name="Normal" style:family="paragraph">
      <style:paragraph-properties fo:line-height="100%"/>
      <style:text-properties fo:language="en" fo:country="US"/>
    </style:style>
    <style:style style:name="P43" style:parent-style-name="Normal" style:family="paragraph">
      <style:paragraph-properties fo:line-height="100%"/>
      <style:text-properties fo:language="en" fo:country="US"/>
    </style:style>
    <style:style style:name="P44" style:parent-style-name="Normal" style:family="paragraph">
      <style:paragraph-properties fo:line-height="100%"/>
      <style:text-properties fo:language="en" fo:country="US"/>
    </style:style>
    <style:style style:name="P45" style:parent-style-name="Normal" style:family="paragraph">
      <style:paragraph-properties fo:line-height="100%"/>
      <style:text-properties fo:language="en" fo:country="US"/>
    </style:style>
    <style:style style:name="P46" style:parent-style-name="Normal" style:family="paragraph">
      <style:paragraph-properties fo:line-height="100%"/>
      <style:text-properties fo:language="en" fo:country="US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paragraph-properties fo:line-height="100%"/>
    </style:style>
    <style:style style:name="P54" style:parent-style-name="Normal" style:family="paragraph">
      <style:paragraph-properties fo:line-height="100%"/>
    </style:style>
    <style:style style:name="P55" style:parent-style-name="Normal" style:family="paragraph">
      <style:paragraph-properties fo:line-height="100%"/>
    </style:style>
    <style:style style:name="P56" style:parent-style-name="Normal" style:family="paragraph">
      <style:paragraph-properties fo:line-height="100%"/>
    </style:style>
    <style:style style:name="P57" style:parent-style-name="Normal" style:family="paragraph">
      <style:paragraph-properties fo:line-height="100%"/>
    </style:style>
    <style:style style:name="P58" style:parent-style-name="Normal" style:family="paragraph">
      <style:paragraph-properties fo:line-height="100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P61" style:parent-style-name="Normal" style:family="paragraph">
      <style:paragraph-properties fo:line-height="100%"/>
    </style:style>
    <style:style style:name="P62" style:parent-style-name="Normal" style:family="paragraph">
      <style:paragraph-properties fo:line-height="100%"/>
    </style:style>
    <style:style style:name="P63" style:parent-style-name="Normal" style:family="paragraph">
      <style:paragraph-properties fo:line-height="100%"/>
    </style:style>
    <style:style style:name="P64" style:parent-style-name="Normal" style:family="paragraph">
      <style:paragraph-properties fo:line-height="100%"/>
    </style:style>
    <style:style style:name="P65" style:parent-style-name="Normal" style:family="paragraph">
      <style:paragraph-properties fo:line-height="100%"/>
    </style:style>
    <style:style style:name="P66" style:parent-style-name="Normal" style:family="paragraph">
      <style:paragraph-properties fo:line-height="100%"/>
    </style:style>
    <style:style style:name="P67" style:parent-style-name="Normal" style:family="paragraph">
      <style:paragraph-properties fo:line-height="100%"/>
    </style:style>
    <style:style style:name="P68" style:parent-style-name="Normal" style:family="paragraph">
      <style:paragraph-properties fo:line-height="100%"/>
    </style:style>
    <style:style style:name="P69" style:parent-style-name="Normal" style:family="paragraph">
      <style:paragraph-properties fo:line-height="100%"/>
    </style:style>
    <style:style style:name="P70" style:parent-style-name="Normal" style:family="paragraph">
      <style:paragraph-properties fo:line-height="100%"/>
    </style:style>
    <style:style style:name="P71" style:parent-style-name="Normal" style:family="paragraph">
      <style:paragraph-properties fo:line-height="100%"/>
    </style:style>
    <style:style style:name="P72" style:parent-style-name="Normal" style:family="paragraph">
      <style:paragraph-properties fo:line-height="100%"/>
    </style:style>
    <style:style style:name="P73" style:parent-style-name="Normal" style:family="paragraph">
      <style:paragraph-properties fo:line-height="100%"/>
    </style:style>
    <style:style style:name="P74" style:parent-style-name="Normal" style:family="paragraph">
      <style:paragraph-properties fo:line-height="100%"/>
    </style:style>
    <style:style style:name="P75" style:parent-style-name="Normal" style:family="paragraph">
      <style:paragraph-properties fo:line-height="100%"/>
      <style:text-properties fo:language="en" fo:country="US"/>
    </style:style>
    <style:style style:name="P76" style:parent-style-name="Normal" style:family="paragraph">
      <style:paragraph-properties fo:line-height="100%"/>
      <style:text-properties fo:language="en" fo:country="US"/>
    </style:style>
    <style:style style:name="P77" style:parent-style-name="Normal" style:family="paragraph">
      <style:paragraph-properties fo:line-height="100%"/>
    </style:style>
    <style:style style:name="T78" style:parent-style-name="Policepardéfaut" style:family="text">
      <style:text-properties fo:language="en" fo:country="US"/>
    </style:style>
    <style:style style:name="P79" style:parent-style-name="Normal" style:family="paragraph">
      <style:paragraph-properties fo:line-height="100%"/>
    </style:style>
    <style:style style:name="P80" style:parent-style-name="Normal" style:family="paragraph">
      <style:paragraph-properties fo:line-height="100%"/>
    </style:style>
    <style:style style:name="P81" style:parent-style-name="Normal" style:family="paragraph">
      <style:paragraph-properties fo:line-height="100%"/>
    </style:style>
    <style:style style:name="P82" style:parent-style-name="Normal" style:family="paragraph">
      <style:paragraph-properties fo:line-height="100%"/>
    </style:style>
    <style:style style:name="P83" style:parent-style-name="Normal" style:family="paragraph">
      <style:paragraph-properties fo:line-height="100%"/>
    </style:style>
    <style:style style:name="P84" style:parent-style-name="Normal" style:family="paragraph">
      <style:paragraph-properties fo:line-height="100%"/>
    </style:style>
    <style:style style:name="P85" style:parent-style-name="Normal" style:family="paragraph">
      <style:paragraph-properties fo:line-height="100%"/>
    </style:style>
  </office:automatic-styles>
  <office:body>
    <office:text text:use-soft-page-breaks="true">
      <text:p text:style-name="P1">Python notes</text:p>
      <text:p text:style-name="Normal"><text:span text:style-name="T2">Objet :<text:s/></text:span>Un objet est une entité qui combine des données (attributs) et des méthodes (fonctions) en une seule unité. Les objets sont des instances de classes.</text:p>
      <text:p text:style-name="Normal">mon_animal = Animal("Lion")</text:p>
      <text:p text:style-name="Normal"><text:span text:style-name="T3">Classe<text:s/></text:span>: Une classe est un modèle ou une structure qui définit les attributs et les méthodes que tous les objets créés à partir de cette classe partageront.</text:p>
      <text:p text:style-name="P4">class Animal:</text:p>
      <text:p text:style-name="P5"><text:s text:c="4"/>def __init__(self, nom):</text:p>
      <text:p text:style-name="P6"><text:span text:style-name="T7"><text:s text:c="8"/></text:span>self.nom = nom</text:p>
      <text:p text:style-name="P8"/>
      <text:p text:style-name="P9"><text:s text:c="4"/>def parler(self):</text:p>
      <text:p text:style-name="P10"><text:s text:c="8"/>pass</text:p>
      <text:p text:style-name="Normal"><text:span text:style-name="T11">Héritage<text:s/></text:span>: L’héritage est un mécanisme par lequel une nouvelle classe peut hériter des attributs et méthodes d’une classe existante, permettant la réutilisation du code.</text:p>
      <text:p text:style-name="P12">class Chat(Animal):</text:p>
      <text:p text:style-name="P13"><text:s text:c="4"/>def parler(self):</text:p>
      <text:p text:style-name="Normal"><text:span text:style-name="T14"><text:s text:c="8"/></text:span>return "Miaou"</text:p>
      <text:p text:style-name="Normal"><text:span text:style-name="T15">Abstraction<text:s/></text:span>: L’abstraction est le concept de cacher les détails complexes et de montrer uniquement les fonctionnalités essentielles à l’utilisateur.</text:p>
      <text:p text:style-name="P16">from abc import ABC, abstractmethod</text:p>
      <text:p text:style-name="P17"/>
      <text:p text:style-name="P18">class Vehicule(ABC):</text:p>
      <text:p text:style-name="Normal"><text:span text:style-name="T19"><text:s text:c="4"/></text:span>@abstractmethod</text:p>
      <text:p text:style-name="Normal"><text:s text:c="4"/>def demarrer(self):</text:p>
      <text:p text:style-name="Normal"><text:s text:c="8"/>pass</text:p>
      <text:p text:style-name="Normal"/>
      <text:p text:style-name="Normal">class Voiture(Vehicule):</text:p>
      <text:p text:style-name="Normal"><text:s text:c="4"/>def demarrer(self):</text:p>
      <text:p text:style-name="Normal"><text:s text:c="8"/>print("La voiture démarre")</text:p>
      <text:p text:style-name="Normal"><text:span text:style-name="T20">Encapsulation :<text:s/></text:span>L’encapsulation est la pratique de regrouper les données (attributs) et les méthodes qui les manipulent au sein d’une classe, et de restreindre l’accès direct à certains composants.</text:p>
      <text:p text:style-name="P21">class CompteBancaire:</text:p>
      <text:p text:style-name="P22"><text:s text:c="4"/>def __init__(self):</text:p>
      <text:soft-page-break/>
      <text:p text:style-name="P23"><text:s text:c="8"/>self.__solde = 0</text:p>
      <text:p text:style-name="P24"/>
      <text:p text:style-name="P25"><text:s text:c="4"/>def deposer(self, montant):</text:p>
      <text:p text:style-name="P26"><text:s text:c="8"/>self.__solde += montant</text:p>
      <text:p text:style-name="P27"/>
      <text:p text:style-name="P28"><text:s text:c="4"/>def retirer(self, montant):</text:p>
      <text:p text:style-name="P29"><text:s text:c="8"/>if montant &lt;= self.__solde:</text:p>
      <text:p text:style-name="P30"><text:span text:style-name="T31"><text:s text:c="12"/></text:span>self.__solde -= montant</text:p>
      <text:p text:style-name="P32"><text:s text:c="8"/>else:</text:p>
      <text:p text:style-name="P33"><text:s text:c="12"/>print("Fonds insuffisants")</text:p>
      <text:p text:style-name="Normal"><text:span text:style-name="T34">Polymorphisme<text:s/></text:span>: Le polymorphisme est la capacité de traiter des objets de différentes classes de manière uniforme, souvent à travers une interface commune.</text:p>
      <text:p text:style-name="P35">def faire_parler(animal):</text:p>
      <text:p text:style-name="P36"><text:s text:c="4"/>print(animal.parler())</text:p>
      <text:p text:style-name="P37"/>
      <text:p text:style-name="P38">faire_parler(Chat("Felix"))</text:p>
      <text:p text:style-name="P39"><text:span text:style-name="T40">Composition</text:span><text:s/>: La composition est un principe de conception où une classe inclut des instances d’autres classes comme attributs, au lieu d’hériter de la classe parente.</text:p>
      <text:p text:style-name="P41">class Moteur:</text:p>
      <text:p text:style-name="P42"><text:s text:c="4"/>pass</text:p>
      <text:p text:style-name="P43"/>
      <text:p text:style-name="P44">class Voiture:</text:p>
      <text:p text:style-name="P45"><text:s text:c="4"/>def __init__(self):</text:p>
      <text:p text:style-name="P46"><text:s text:c="8"/>self.moteur = Moteur()</text:p>
      <text:p text:style-name="Normal"><text:span text:style-name="T47">Variable de classe<text:s/></text:span>: Une variable de classe est partagée par toutes les instances d’une classe. Elle est définie au sein de la classe mais en dehors de toute méthode.</text:p>
      <text:p text:style-name="P48"/>
      <text:p text:style-name="Normal"><text:span text:style-name="T49">Méthode statique :<text:s/></text:span>Une méthode statique est une méthode qui appartient à la classe plutôt qu’à un objet spécifique et peut être appelée sans créer une instance de la classe.</text:p>
      <text:p text:style-name="P50"/>
      <text:p text:style-name="Normal"><text:span text:style-name="T51">Méthode de classe :<text:s/></text:span>Une méthode de classe est une méthode qui reçoit la classe elle-même comme premier argument, plutôt qu’une instance de la classe.</text:p>
      <text:p text:style-name="P52">Exemple Générale :<text:s/></text:p>
      <text:p text:style-name="P53">class Animal:</text:p>
      <text:soft-page-break/>
      <text:p text:style-name="P54"><text:s text:c="4"/># Variable de classe</text:p>
      <text:p text:style-name="P55"><text:s text:c="4"/>regne = "Animalia"</text:p>
      <text:p text:style-name="P56"/>
      <text:p text:style-name="P57"><text:s text:c="4"/>def __init__(self, nom):</text:p>
      <text:p text:style-name="P58"><text:s text:c="8"/># Attribut d'instance (Encapsulation)</text:p>
      <text:p text:style-name="P59"><text:s text:c="8"/>self.nom = nom</text:p>
      <text:p text:style-name="P60"/>
      <text:p text:style-name="P61"><text:s text:c="4"/>def parler(self):</text:p>
      <text:p text:style-name="P62"><text:s text:c="8"/># Méthode d'instance</text:p>
      <text:p text:style-name="P63"><text:s text:c="8"/>pass</text:p>
      <text:p text:style-name="P64"/>
      <text:p text:style-name="P65"><text:s text:c="4"/>@classmethod</text:p>
      <text:p text:style-name="P66"><text:s text:c="4"/>def obtenir_regne(cls):</text:p>
      <text:p text:style-name="P67"><text:s text:c="8"/># Méthode de classe</text:p>
      <text:p text:style-name="P68"><text:s text:c="8"/>return cls.regne</text:p>
      <text:p text:style-name="P69"/>
      <text:p text:style-name="P70"><text:s text:c="4"/>@staticmethod</text:p>
      <text:p text:style-name="P71"><text:s text:c="4"/>def info():</text:p>
      <text:p text:style-name="P72"><text:s text:c="8"/># Méthode statique</text:p>
      <text:p text:style-name="P73"><text:s text:c="8"/>print("Les animaux sont des êtres vivants.")</text:p>
      <text:p text:style-name="P74"/>
      <text:p text:style-name="P75">class Chat(Animal):</text:p>
      <text:p text:style-name="P76"><text:s text:c="4"/>def parler(self):</text:p>
      <text:p text:style-name="P77"><text:span text:style-name="T78"><text:s text:c="8"/></text:span># Polymorphisme (réécriture de la méthode parler)</text:p>
      <text:p text:style-name="P79"><text:s text:c="8"/>return "Miaou"</text:p>
      <text:p text:style-name="P80"/>
      <text:p text:style-name="P81"># Création d'un objet</text:p>
      <text:p text:style-name="P82">felix = Chat("Félix")</text:p>
      <text:p text:style-name="P83">print(felix.parler()) <text:s/># Affiche "Miaou"</text:p>
      <text:p text:style-name="P84">print(Chat.obtenir_regne()) <text:s/># Affiche "Animalia"</text:p>
      <text:p text:style-name="P85">Chat.info() <text:s/># Affiche "Les animaux sont des êtres vivants."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MBA ZEBAZE Forestin Borel</meta:initial-creator>
    <dc:creator>WAMBA ZEBAZE Forestin Borel</dc:creator>
    <meta:creation-date>2023-12-05T13:55:00Z</meta:creation-date>
    <dc:date>2023-12-05T17:29:00Z</dc:date>
    <meta:template xlink:href="Normal" xlink:type="simple"/>
    <meta:editing-cycles>1</meta:editing-cycles>
    <meta:editing-duration>PT12840S</meta:editing-duration>
    <meta:user-defined meta:name="GrammarlyDocumentId">5ce031f2-c916-4b28-abf8-5d7d3f7f6081</meta:user-defined>
    <meta:document-statistic meta:page-count="3" meta:paragraph-count="73" meta:word-count="429" meta:character-count="3223" meta:row-count="98" meta:non-whitespace-character-count="2595"/>
  </office:meta>
</office:document-meta>
</file>